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1">
            <text:p>11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6-08_09-20-08_000.jpg</text:p>
          </table:table-cell>
          <table:table-cell table:style-name="ce26" office:value-type="string">
            <text:p>:m :th,mysl / topic=洞察 / content=誤ちを見るに四あり。（人の誤ちを見つけた場合、の意。宮台氏、ビデオニュース、建築家がゲストの回。）,id=~,other=~ / lang=ja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th,mysl / topic=洞察 / content=誤ちを見るに四あり。（人の誤ちを見つけた場合、の意。宮台氏、ビデオニュース、建築家がゲストの回。）,id=~,other=~ / lang=ja">
            <text:p>:m :th,mysl / topic=洞察 / content=誤ちを見るに四あり。（人の誤ちを見つけた場合、の意。宮台氏、ビデオニュース、建築家がゲストの回。）,id=~,other=~ / lang=ja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6-08_15-38-43_000.jpg</text:p>
          </table:table-cell>
          <table:table-cell table:style-name="ce26" office:value-type="string">
            <text:p>:m #*# RES / JVEMV6 64#295_oonin_gunsho / 『群書類従　第二十輯』「応仁記」 著者=続群書類従完成会、発行,校注=~ / p.355 / w=~,topic=~,publisher=~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]=&quot;&quot;;[.C5];CONCATENATE([.C5];&quot; / &quot;;[.E3]))" office:value-type="string" office:string-value=":VIDEO / @自室 / 記録 / jap.flute / 演奏、play / R=1 / genre=melody:落ち着いた曲,for=~,file-piece-id=~,memo=~,session=hour-18,recording-id=~,other=use:otsu-1 / follow++">
            <text:p>:VIDEO / @自室 / 記録 / jap.flute / 演奏、play / R=1 / genre=melody:落ち着いた曲,for=~,file-piece-id=~,memo=~,session=hour-18,recording-id=~,other=use:otsu-1 / follow++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 office:value-type="string">
            <text:p>2023-06-08_10-14-34_000.jpg</text:p>
          </table:table-cell>
          <table:table-cell table:style-name="ce26" office:value-type="string">
            <text:p>:PHOTO 記録 / 文書　/ occasion=~ / content=「N項目」。アラビア語で / for=~ / doc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PHOTO 記録 / 文書　/ occasion=~ / content=「N項目」。アラビア語で / for=~ / doc=~">
            <text:p>:PHOTO 記録 / 文書　/ occasion=~ / content=「N項目」。アラビア語で / for=~ / doc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6-07_18-33-52_000.mp4</text:p>
          </table:table-cell>
          <table:table-cell table:style-name="ce26" office:value-type="string">
            <text:p>:VIDEO / @自室 / 記録 / jap.flute / 演奏、play / R=1 / genre=melody:落ち着いた曲,for=~,file-piece-id=~,memo=~,session=hour-18,recording-id=~,other=use:otsu-1 / follow+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VIDEO / @自室 / 記録 / jap.flute / 演奏、play / R=1 / genre=melody:落ち着いた曲,for=~,file-piece-id=~,memo=~,session=hour-18,recording-id=~,other=use:otsu-1 / follow++">
            <text:p>:VIDEO / @自室 / 記録 / jap.flute / 演奏、play / R=1 / genre=melody:落ち着いた曲,for=~,file-piece-id=~,memo=~,session=hour-18,recording-id=~,other=use:otsu-1 / follow++</text:p>
          </table:table-cell>
          <table:table-cell table:style-name="ce10" table:formula="of:=RIGHT([.B5];[.K5])" office:value-type="string" office:string-value="mp4">
            <text:p>mp4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6-07_20-54-34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6-07_20-54-35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6-08_02-10-01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 office:value-type="string">
            <text:p>2023-06-08_02-18-35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6-08_07-43-29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:PHOTO 起きた時刻 / 2023">
            <text:p>:m :PHOTO 起きた時刻 / 2023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6-08_07-47-28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0" office:value-type="string">
            <text:p>2023-06-08_12-52-0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2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8">2023/06/08</text:date>, <text:time>17:42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6-08T17:42:52.30</dc:date>
    <dc:creator>iwabuchi ken</dc:creator>
    <meta:editing-duration>P57DT1H53M41S</meta:editing-duration>
    <meta:editing-cycles>18737</meta:editing-cycles>
    <meta:document-statistic meta:table-count="2" meta:cell-count="921" meta:object-count="0"/>
    <meta:user-defined meta:name="qrichtext">1</meta:user-defined>
  </office:meta>
</office:document-meta>
</file>